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841" calcext:value-type="float">
            <text:p>10.13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7865806452" calcext:value-type="float">
            <text:p>10.2877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2477419355" calcext:value-type="float">
            <text:p>10.536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67628387097" calcext:value-type="float">
            <text:p>10.3067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6116129032" calcext:value-type="float">
            <text:p>10.104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86616" calcext:value-type="float">
            <text:p>10.06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27870967742" calcext:value-type="float">
            <text:p>9.9482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8625" calcext:value-type="float">
            <text:p>9.567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94824" calcext:value-type="float">
            <text:p>9.87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94642580645" calcext:value-type="float">
            <text:p>10.0194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31448" calcext:value-type="float">
            <text:p>10.02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25834482759" calcext:value-type="float">
            <text:p>10.4225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24828387097" calcext:value-type="float">
            <text:p>10.3524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8219354839" calcext:value-type="float">
            <text:p>10.238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571070967742" calcext:value-type="float">
            <text:p>9.9757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09470967742" calcext:value-type="float">
            <text:p>9.6190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193522580645" calcext:value-type="float">
            <text:p>9.1419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364025" calcext:value-type="float">
            <text:p>9.3136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834" calcext:value-type="float">
            <text:p>9.5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04992" calcext:value-type="float">
            <text:p>9.4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460748387097" calcext:value-type="float">
            <text:p>9.0146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670787096774" calcext:value-type="float">
            <text:p>8.416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56436363636" calcext:value-type="float">
            <text:p>7.96756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0095" calcext:value-type="float">
            <text:p>7.6960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28903225807" calcext:value-type="float">
            <text:p>8.8632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396" calcext:value-type="float">
            <text:p>9.89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3885" calcext:value-type="float">
            <text:p>9.5853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6456" calcext:value-type="float">
            <text:p>9.2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835483870968" calcext:value-type="float">
            <text:p>9.328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4576516129" calcext:value-type="float">
            <text:p>10.3645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27048" calcext:value-type="float">
            <text:p>10.31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33025" calcext:value-type="float">
            <text:p>10.2623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2042" calcext:value-type="float">
            <text:p>10.242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480925" calcext:value-type="float">
            <text:p>10.2848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03202580645" calcext:value-type="float">
            <text:p>10.0103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05624" calcext:value-type="float">
            <text:p>9.63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53385" calcext:value-type="float">
            <text:p>9.185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234529032258" calcext:value-type="float">
            <text:p>9.5223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988077419355" calcext:value-type="float">
            <text:p>9.959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4336" calcext:value-type="float">
            <text:p>10.14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510375" calcext:value-type="float">
            <text:p>10.3551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39192" calcext:value-type="float">
            <text:p>10.17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98894285714" calcext:value-type="float">
            <text:p>10.10988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363" calcext:value-type="float">
            <text:p>10.524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88851612903" calcext:value-type="float">
            <text:p>10.498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5232" calcext:value-type="float">
            <text:p>10.18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926219354839" calcext:value-type="float">
            <text:p>9.7792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606993548387" calcext:value-type="float">
            <text:p>9.5560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56195862069" calcext:value-type="float">
            <text:p>10.2256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56289032258" calcext:value-type="float">
            <text:p>10.5256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63272" calcext:value-type="float">
            <text:p>10.13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35096774194" calcext:value-type="float">
            <text:p>9.5923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18" calcext:value-type="float">
            <text:p>9.31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887483870968" calcext:value-type="float">
            <text:p>9.6788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90262068966" calcext:value-type="float">
            <text:p>9.79690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6172903226" calcext:value-type="float">
            <text:p>10.174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1656774194" calcext:value-type="float">
            <text:p>10.1131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051716129032" calcext:value-type="float">
            <text:p>9.8405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84567741936" calcext:value-type="float">
            <text:p>9.4578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49472" calcext:value-type="float">
            <text:p>9.25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79793548387" calcext:value-type="float">
            <text:p>9.6657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505729032258" calcext:value-type="float">
            <text:p>9.8850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72696774194" calcext:value-type="float">
            <text:p>9.5527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692077419355" calcext:value-type="float">
            <text:p>9.1369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52784" calcext:value-type="float">
            <text:p>8.75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02296774194" calcext:value-type="float">
            <text:p>8.4920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585517241379" calcext:value-type="float">
            <text:p>8.61585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97032258065" calcext:value-type="float">
            <text:p>8.881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970838709678" calcext:value-type="float">
            <text:p>9.21970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61976" calcext:value-type="float">
            <text:p>8.8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819375" calcext:value-type="float">
            <text:p>8.4081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87256" calcext:value-type="float">
            <text:p>8.5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338193548387" calcext:value-type="float">
            <text:p>8.6233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990683870968" calcext:value-type="float">
            <text:p>8.0299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87393103448" calcext:value-type="float">
            <text:p>7.42587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884" calcext:value-type="float">
            <text:p>7.2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0704" calcext:value-type="float">
            <text:p>8.1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967948387097" calcext:value-type="float">
            <text:p>9.209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572771428571" calcext:value-type="float">
            <text:p>9.79572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70815483871" calcext:value-type="float">
            <text:p>9.907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184748387097" calcext:value-type="float">
            <text:p>9.7918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0944" calcext:value-type="float">
            <text:p>9.3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428980645161" calcext:value-type="float">
            <text:p>8.7342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54344" calcext:value-type="float">
            <text:p>8.22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380980645161" calcext:value-type="float">
            <text:p>8.7038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14775" calcext:value-type="float">
            <text:p>9.5641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1608" calcext:value-type="float">
            <text:p>10.02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48103225806" calcext:value-type="float">
            <text:p>9.6374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45935483871" calcext:value-type="float">
            <text:p>9.439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54632258065" calcext:value-type="float">
            <text:p>9.6805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86037142857" calcext:value-type="float">
            <text:p>10.70860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50621935484" calcext:value-type="float">
            <text:p>10.4650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688475" calcext:value-type="float">
            <text:p>10.1268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630683870968" calcext:value-type="float">
            <text:p>9.7063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3154" calcext:value-type="float">
            <text:p>9.233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95584516129" calcext:value-type="float">
            <text:p>8.929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2342" calcext:value-type="float">
            <text:p>8.832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477725" calcext:value-type="float">
            <text:p>8.5047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54477419355" calcext:value-type="float">
            <text:p>11.75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571" calcext:value-type="float">
            <text:p>12.569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1494193548" calcext:value-type="float">
            <text:p>12.4411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87225" calcext:value-type="float">
            <text:p>12.3128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94264" calcext:value-type="float">
            <text:p>12.47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315" calcext:value-type="float">
            <text:p>12.426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9745" calcext:value-type="float">
            <text:p>12.3689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26129032258" calcext:value-type="float">
            <text:p>12.302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3509677419" calcext:value-type="float">
            <text:p>12.259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4151483871" calcext:value-type="float">
            <text:p>12.2241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523475" calcext:value-type="float">
            <text:p>12.1652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341875" calcext:value-type="float">
            <text:p>12.1134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14797419355" calcext:value-type="float">
            <text:p>12.0114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7863" calcext:value-type="float">
            <text:p>11.857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4750967742" calcext:value-type="float">
            <text:p>11.6424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668625" calcext:value-type="float">
            <text:p>11.5866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8193103448" calcext:value-type="float">
            <text:p>11.6528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7764" calcext:value-type="float">
            <text:p>11.82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822275" calcext:value-type="float">
            <text:p>11.6882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9889032258" calcext:value-type="float">
            <text:p>11.5009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97895" calcext:value-type="float">
            <text:p>11.269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504725" calcext:value-type="float">
            <text:p>10.6650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1572" calcext:value-type="float">
            <text:p>10.2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02738064516" calcext:value-type="float">
            <text:p>10.1302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08675" calcext:value-type="float">
            <text:p>9.8380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135587096774" calcext:value-type="float">
            <text:p>9.7913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32875" calcext:value-type="float">
            <text:p>9.4883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61020689655" calcext:value-type="float">
            <text:p>9.67761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433275" calcext:value-type="float">
            <text:p>11.0443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593175" calcext:value-type="float">
            <text:p>11.6459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88544516129" calcext:value-type="float">
            <text:p>11.678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90525" calcext:value-type="float">
            <text:p>11.433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37424516129" calcext:value-type="float">
            <text:p>11.163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9925" calcext:value-type="float">
            <text:p>10.988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295675" calcext:value-type="float">
            <text:p>10.7029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60167741936" calcext:value-type="float">
            <text:p>10.286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86975" calcext:value-type="float">
            <text:p>10.0068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6903225807" calcext:value-type="float">
            <text:p>10.451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024425" calcext:value-type="float">
            <text:p>11.8602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06554482759" calcext:value-type="float">
            <text:p>11.76065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3935" calcext:value-type="float">
            <text:p>11.5303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8065" calcext:value-type="float">
            <text:p>11.40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43550967742" calcext:value-type="float">
            <text:p>11.444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29215" calcext:value-type="float">
            <text:p>11.1829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46567741936" calcext:value-type="float">
            <text:p>10.834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182725" calcext:value-type="float">
            <text:p>11.5718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61076129032" calcext:value-type="float">
            <text:p>11.4061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83630967742" calcext:value-type="float">
            <text:p>11.5083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34905" calcext:value-type="float">
            <text:p>11.1634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0272" calcext:value-type="float">
            <text:p>10.65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11445" calcext:value-type="float">
            <text:p>10.681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012" calcext:value-type="float">
            <text:p>12.16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13636129032" calcext:value-type="float">
            <text:p>12.3113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76285" calcext:value-type="float">
            <text:p>12.267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96345806452" calcext:value-type="float">
            <text:p>12.1196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01899354839" calcext:value-type="float">
            <text:p>12.0401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97175" calcext:value-type="float">
            <text:p>11.9659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84838709677" calcext:value-type="float">
            <text:p>11.958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50369032258" calcext:value-type="float">
            <text:p>11.8850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39465" calcext:value-type="float">
            <text:p>11.7639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748" calcext:value-type="float">
            <text:p>11.5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4181" calcext:value-type="float">
            <text:p>11.354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02416551724" calcext:value-type="float">
            <text:p>11.34024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60727741936" calcext:value-type="float">
            <text:p>11.4960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95275" calcext:value-type="float">
            <text:p>11.459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97225806452" calcext:value-type="float">
            <text:p>11.299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5452903226" calcext:value-type="float">
            <text:p>11.1225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36387096774" calcext:value-type="float">
            <text:p>10.923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11445" calcext:value-type="float">
            <text:p>10.681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7303225806" calcext:value-type="float">
            <text:p>10.390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6376774194" calcext:value-type="float">
            <text:p>10.0796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883" calcext:value-type="float">
            <text:p>9.68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61512" calcext:value-type="float">
            <text:p>9.23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405275" calcext:value-type="float">
            <text:p>8.8040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59365517241" calcext:value-type="float">
            <text:p>8.82259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515122580645" calcext:value-type="float">
            <text:p>8.9651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6255" calcext:value-type="float">
            <text:p>9.1956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532490322581" calcext:value-type="float">
            <text:p>8.8553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86993548387" calcext:value-type="float">
            <text:p>8.336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99458064516" calcext:value-type="float">
            <text:p>7.7609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01725" calcext:value-type="float">
            <text:p>7.3770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08129032258" calcext:value-type="float">
            <text:p>7.410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2495483871" calcext:value-type="float">
            <text:p>7.822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74195" calcext:value-type="float">
            <text:p>7.5474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67535483871" calcext:value-type="float">
            <text:p>7.7386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587" calcext:value-type="float">
            <text:p>9.268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60220689655" calcext:value-type="float">
            <text:p>9.23260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44475" calcext:value-type="float">
            <text:p>8.914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279575" calcext:value-type="float">
            <text:p>8.6527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65161290323" calcext:value-type="float">
            <text:p>8.138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271325" calcext:value-type="float">
            <text:p>7.9927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0927483871" calcext:value-type="float">
            <text:p>10.0509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83545" calcext:value-type="float">
            <text:p>11.218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78475" calcext:value-type="float">
            <text:p>11.231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1953548387" calcext:value-type="float">
            <text:p>11.1371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992375" calcext:value-type="float">
            <text:p>10.8199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20779354839" calcext:value-type="float">
            <text:p>10.382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715175" calcext:value-type="float">
            <text:p>9.9771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44544" calcext:value-type="float">
            <text:p>10.54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62855" calcext:value-type="float">
            <text:p>10.6662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77075" calcext:value-type="float">
            <text:p>10.3577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28650322581" calcext:value-type="float">
            <text:p>10.0428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41025" calcext:value-type="float">
            <text:p>9.7594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07815" calcext:value-type="float">
            <text:p>9.3007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11345454546" calcext:value-type="float">
            <text:p>9.50911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074375" calcext:value-type="float">
            <text:p>9.7607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929109677419" calcext:value-type="float">
            <text:p>9.7892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33545" calcext:value-type="float">
            <text:p>9.313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97264516129" calcext:value-type="float">
            <text:p>8.749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573175" calcext:value-type="float">
            <text:p>10.0457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20954482759" calcext:value-type="float">
            <text:p>11.85209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2925" calcext:value-type="float">
            <text:p>11.86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0298" calcext:value-type="float">
            <text:p>12.29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03735172414" calcext:value-type="float">
            <text:p>12.50037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94025806452" calcext:value-type="float">
            <text:p>12.549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21672258065" calcext:value-type="float">
            <text:p>12.5221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84725" calcext:value-type="float">
            <text:p>12.4938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0031" calcext:value-type="float">
            <text:p>12.440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90268387097" calcext:value-type="float">
            <text:p>12.4190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6688" calcext:value-type="float">
            <text:p>12.31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7548" calcext:value-type="float">
            <text:p>11.87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2977142857" calcext:value-type="float">
            <text:p>12.0702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0962758621" calcext:value-type="float">
            <text:p>12.37109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158" calcext:value-type="float">
            <text:p>12.31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98422857143" calcext:value-type="float">
            <text:p>11.9098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41927741936" calcext:value-type="float">
            <text:p>11.6941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6175" calcext:value-type="float">
            <text:p>11.417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115675" calcext:value-type="float">
            <text:p>11.541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7166451613" calcext:value-type="float">
            <text:p>11.7807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1115" calcext:value-type="float">
            <text:p>11.5601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42921290323" calcext:value-type="float">
            <text:p>11.0142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98963636364" calcext:value-type="float">
            <text:p>11.6398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023" calcext:value-type="float">
            <text:p>11.868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337875" calcext:value-type="float">
            <text:p>11.7933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222575" calcext:value-type="float">
            <text:p>11.712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2336516129" calcext:value-type="float">
            <text:p>11.4923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8392516129" calcext:value-type="float">
            <text:p>11.1783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92247741936" calcext:value-type="float">
            <text:p>11.5692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472975" calcext:value-type="float">
            <text:p>11.9347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1871" calcext:value-type="float">
            <text:p>11.921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51989677419" calcext:value-type="float">
            <text:p>11.805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5955" calcext:value-type="float">
            <text:p>11.6225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0387096774" calcext:value-type="float">
            <text:p>11.457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3905" calcext:value-type="float">
            <text:p>11.5063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2512" calcext:value-type="float">
            <text:p>11.43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60625" calcext:value-type="float">
            <text:p>11.3276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8755" calcext:value-type="float">
            <text:p>11.1958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98443870968" calcext:value-type="float">
            <text:p>11.0698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60792" calcext:value-type="float">
            <text:p>10.94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43436363636" calcext:value-type="float">
            <text:p>10.8543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5447" calcext:value-type="float">
            <text:p>10.815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00192" calcext:value-type="float">
            <text:p>10.72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25525" calcext:value-type="float">
            <text:p>10.4242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93716129032" calcext:value-type="float">
            <text:p>10.089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49335" calcext:value-type="float">
            <text:p>9.7549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447448275862" calcext:value-type="float">
            <text:p>9.52447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080025" calcext:value-type="float">
            <text:p>9.4508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0395" calcext:value-type="float">
            <text:p>9.0790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54167741936" calcext:value-type="float">
            <text:p>8.5495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2559" calcext:value-type="float">
            <text:p>8.282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631948387097" calcext:value-type="float">
            <text:p>8.9963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0798" calcext:value-type="float">
            <text:p>8.67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925" calcext:value-type="float">
            <text:p>8.16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79664516129" calcext:value-type="float">
            <text:p>7.4677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96575" calcext:value-type="float">
            <text:p>6.5839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44464516129" calcext:value-type="float">
            <text:p>5.7944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77076923077" calcext:value-type="float">
            <text:p>5.96177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411" calcext:value-type="float">
            <text:p>7.733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967458064516" calcext:value-type="float">
            <text:p>8.6296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046" calcext:value-type="float">
            <text:p>9.512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47158709677" calcext:value-type="float">
            <text:p>10.0047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5486" calcext:value-type="float">
            <text:p>10.365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566451612903" calcext:value-type="float">
            <text:p>9.925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3684" calcext:value-type="float">
            <text:p>9.6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37805" calcext:value-type="float">
            <text:p>9.6737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36567741935" calcext:value-type="float">
            <text:p>9.4273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489236363636" calcext:value-type="float">
            <text:p>9.19489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46038709678" calcext:value-type="float">
            <text:p>9.52146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612425" calcext:value-type="float">
            <text:p>9.3761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919862068966" calcext:value-type="float">
            <text:p>9.87919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61375" calcext:value-type="float">
            <text:p>10.2446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9284" calcext:value-type="float">
            <text:p>10.01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98525" calcext:value-type="float">
            <text:p>10.249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0877419355" calcext:value-type="float">
            <text:p>11.161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720025" calcext:value-type="float">
            <text:p>11.1272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6785" calcext:value-type="float">
            <text:p>11.1436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95607741936" calcext:value-type="float">
            <text:p>11.2095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31585" calcext:value-type="float">
            <text:p>10.7931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99664516129" calcext:value-type="float">
            <text:p>10.669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72875" calcext:value-type="float">
            <text:p>11.5457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8036" calcext:value-type="float">
            <text:p>11.71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0256" calcext:value-type="float">
            <text:p>11.7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48294193548" calcext:value-type="float">
            <text:p>11.404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969175" calcext:value-type="float">
            <text:p>11.2496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3406451613" calcext:value-type="float">
            <text:p>11.058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3505" calcext:value-type="float">
            <text:p>10.8053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119" calcext:value-type="float">
            <text:p>10.477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20436129032" calcext:value-type="float">
            <text:p>10.1320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2937" calcext:value-type="float">
            <text:p>9.782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64929032258" calcext:value-type="float">
            <text:p>9.2876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179175" calcext:value-type="float">
            <text:p>9.0017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354703448276" calcext:value-type="float">
            <text:p>9.30354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937775" calcext:value-type="float">
            <text:p>9.4993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8018" calcext:value-type="float">
            <text:p>9.288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420851612903" calcext:value-type="float">
            <text:p>8.9442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0482" calcext:value-type="float">
            <text:p>9.190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372722580645" calcext:value-type="float">
            <text:p>9.7637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067725" calcext:value-type="float">
            <text:p>9.9906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60050909091" calcext:value-type="float">
            <text:p>10.01600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18416" calcext:value-type="float">
            <text:p>10.11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88971428571" calcext:value-type="float">
            <text:p>9.56788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86685" calcext:value-type="float">
            <text:p>9.1586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81232" calcext:value-type="float">
            <text:p>10.02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01104516129" calcext:value-type="float">
            <text:p>11.060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882575" calcext:value-type="float">
            <text:p>11.1788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89085" calcext:value-type="float">
            <text:p>11.0789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937725" calcext:value-type="float">
            <text:p>11.0193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16776" calcext:value-type="float">
            <text:p>10.83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55374545455" calcext:value-type="float">
            <text:p>10.61553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923329032258" calcext:value-type="float">
            <text:p>9.7692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64945454546" calcext:value-type="float">
            <text:p>9.09864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35303225807" calcext:value-type="float">
            <text:p>8.6133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65703225807" calcext:value-type="float">
            <text:p>8.7596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682813793104" calcext:value-type="float">
            <text:p>8.806828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215875" calcext:value-type="float">
            <text:p>9.6521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3739" calcext:value-type="float">
            <text:p>10.103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58030967742" calcext:value-type="float">
            <text:p>10.0758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762" calcext:value-type="float">
            <text:p>9.906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34776" calcext:value-type="float">
            <text:p>9.99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1285" calcext:value-type="float">
            <text:p>10.281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756775" calcext:value-type="float">
            <text:p>10.2575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13290322581" calcext:value-type="float">
            <text:p>9.9861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8716" calcext:value-type="float">
            <text:p>9.5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864438709677" calcext:value-type="float">
            <text:p>9.0886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33145" calcext:value-type="float">
            <text:p>8.9933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9552" calcext:value-type="float">
            <text:p>9.44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91636363636" calcext:value-type="float">
            <text:p>9.64091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7695" calcext:value-type="float">
            <text:p>9.2047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969187096774" calcext:value-type="float">
            <text:p>8.6696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72496" calcext:value-type="float">
            <text:p>7.4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40675" calcext:value-type="float">
            <text:p>7.4454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646254545455" calcext:value-type="float">
            <text:p>7.92646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14941935484" calcext:value-type="float">
            <text:p>7.8691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515" calcext:value-type="float">
            <text:p>7.930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096567741936" calcext:value-type="float">
            <text:p>7.7509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166" calcext:value-type="float">
            <text:p>8.18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971227586207" calcext:value-type="float">
            <text:p>9.67971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48425" calcext:value-type="float">
            <text:p>11.8754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836175" calcext:value-type="float">
            <text:p>12.0383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5313548387" calcext:value-type="float">
            <text:p>11.9205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796075" calcext:value-type="float">
            <text:p>11.8779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27060645161" calcext:value-type="float">
            <text:p>11.8927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717" calcext:value-type="float">
            <text:p>11.832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118175" calcext:value-type="float">
            <text:p>11.7411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26487741936" calcext:value-type="float">
            <text:p>11.5326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86315" calcext:value-type="float">
            <text:p>11.1486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25228387097" calcext:value-type="float">
            <text:p>10.6725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6835" calcext:value-type="float">
            <text:p>10.4216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20502068966" calcext:value-type="float">
            <text:p>10.91205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63705" calcext:value-type="float">
            <text:p>11.3463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9748" calcext:value-type="float">
            <text:p>11.69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79927741935" calcext:value-type="float">
            <text:p>11.6179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71925" calcext:value-type="float">
            <text:p>11.4697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61135483871" calcext:value-type="float">
            <text:p>11.30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76725" calcext:value-type="float">
            <text:p>11.0917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443" calcext:value-type="float">
            <text:p>11.164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9751483871" calcext:value-type="float">
            <text:p>11.309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1588" calcext:value-type="float">
            <text:p>11.1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8149677419" calcext:value-type="float">
            <text:p>11.0188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61275" calcext:value-type="float">
            <text:p>10.926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45445517241" calcext:value-type="float">
            <text:p>10.79454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1231" calcext:value-type="float">
            <text:p>10.611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9583" calcext:value-type="float">
            <text:p>10.379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85561290323" calcext:value-type="float">
            <text:p>10.078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4263" calcext:value-type="float">
            <text:p>9.724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41238709678" calcext:value-type="float">
            <text:p>9.89941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242675" calcext:value-type="float">
            <text:p>10.2724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1965" calcext:value-type="float">
            <text:p>9.9541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458941935484" calcext:value-type="float">
            <text:p>9.4845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702175" calcext:value-type="float">
            <text:p>8.9370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607148387097" calcext:value-type="float">
            <text:p>8.5360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2705" calcext:value-type="float">
            <text:p>8.6412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6288" calcext:value-type="float">
            <text:p>10.08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8143" calcext:value-type="float">
            <text:p>10.288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593083870968" calcext:value-type="float">
            <text:p>9.745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6692" calcext:value-type="float">
            <text:p>9.3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408129032258" calcext:value-type="float">
            <text:p>8.934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9927" calcext:value-type="float">
            <text:p>8.5599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116825806452" calcext:value-type="float">
            <text:p>7.6511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693" calcext:value-type="float">
            <text:p>7.068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18658064516" calcext:value-type="float">
            <text:p>6.6301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5775" calcext:value-type="float">
            <text:p>6.906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546427586207" calcext:value-type="float">
            <text:p>7.69546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18895" calcext:value-type="float">
            <text:p>9.0218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3165" calcext:value-type="float">
            <text:p>10.083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40503225807" calcext:value-type="float">
            <text:p>10.284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753775" calcext:value-type="float">
            <text:p>10.0175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16567741935" calcext:value-type="float">
            <text:p>9.7321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07075" calcext:value-type="float">
            <text:p>9.7100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6311" calcext:value-type="float">
            <text:p>9.346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973780645161" calcext:value-type="float">
            <text:p>8.8897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627375" calcext:value-type="float">
            <text:p>8.2862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9851" calcext:value-type="float">
            <text:p>7.189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17056" calcext:value-type="float">
            <text:p>8.26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01552" calcext:value-type="float">
            <text:p>8.76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2048" calcext:value-type="float">
            <text:p>9.36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73904" calcext:value-type="float">
            <text:p>9.39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9395" calcext:value-type="float">
            <text:p>9.4219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04232" calcext:value-type="float">
            <text:p>9.38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604" calcext:value-type="float">
            <text:p>10.5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43969032258" calcext:value-type="float">
            <text:p>10.5743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6242580645" calcext:value-type="float">
            <text:p>10.537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39545" calcext:value-type="float">
            <text:p>10.3039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45654193548" calcext:value-type="float">
            <text:p>10.054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519612903226" calcext:value-type="float">
            <text:p>9.8651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02648275862" calcext:value-type="float">
            <text:p>9.75002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87793548387" calcext:value-type="float">
            <text:p>9.5438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924625" calcext:value-type="float">
            <text:p>9.2092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8024" calcext:value-type="float">
            <text:p>8.8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3385" calcext:value-type="float">
            <text:p>8.423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3416" calcext:value-type="float">
            <text:p>8.01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9713" calcext:value-type="float">
            <text:p>7.609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538477419355" calcext:value-type="float">
            <text:p>7.5153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58944516129" calcext:value-type="float">
            <text:p>7.0458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81255" calcext:value-type="float">
            <text:p>6.3381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6405" calcext:value-type="float">
            <text:p>7.4106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320386206897" calcext:value-type="float">
            <text:p>8.21320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712387096774" calcext:value-type="float">
            <text:p>8.697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6095" calcext:value-type="float">
            <text:p>9.4486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25872" calcext:value-type="float">
            <text:p>9.42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560175" calcext:value-type="float">
            <text:p>9.0056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0088" calcext:value-type="float">
            <text:p>8.80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48775" calcext:value-type="float">
            <text:p>8.544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28387096774" calcext:value-type="float">
            <text:p>8.072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666838709678" calcext:value-type="float">
            <text:p>7.75666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241775" calcext:value-type="float">
            <text:p>7.1524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2392" calcext:value-type="float">
            <text:p>7.4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713225" calcext:value-type="float">
            <text:p>8.2971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674171428572" calcext:value-type="float">
            <text:p>9.52674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18615" calcext:value-type="float">
            <text:p>10.3218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03948387097" calcext:value-type="float">
            <text:p>10.410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3427096774" calcext:value-type="float">
            <text:p>10.079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032077419355" calcext:value-type="float">
            <text:p>9.6703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390116129032" calcext:value-type="float">
            <text:p>9.4839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211" calcext:value-type="float">
            <text:p>9.689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9956129032" calcext:value-type="float">
            <text:p>10.1289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08384" calcext:value-type="float">
            <text:p>10.0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3684" calcext:value-type="float">
            <text:p>9.6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377341935484" calcext:value-type="float">
            <text:p>9.813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428004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88986666667" calcext:value-type="float">
            <text:p>10.0688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72" meta:object-count="0"/>
    <meta:user-defined meta:name="AppVersion">3.0</meta:user-defined>
  </office:meta>
</office:document-meta>
</file>